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style:line-height-at-least="0.423cm" fo:text-align="center" style:justify-single-word="false" fo:widows="1" fo:text-indent="0cm" style:auto-text-indent="false" fo:padding="0cm" fo:border="none"/>
      <style:text-properties fo:font-variant="normal" fo:text-transform="none" style:use-window-font-color="true" style:font-name="Arial" fo:font-size="12pt" fo:letter-spacing="normal" fo:font-style="normal" fo:font-weight="normal" officeooo:rsid="00158921" officeooo:paragraph-rsid="00158921" style:font-size-asian="12pt" style:font-size-complex="12pt"/>
    </style:style>
    <style:style style:name="P2" style:family="paragraph" style:parent-style-name="Text_20_body">
      <style:paragraph-properties fo:margin-left="0cm" fo:margin-right="0cm" fo:margin-top="0cm" fo:margin-bottom="0cm" loext:contextual-spacing="false" style:line-height-at-least="0.423cm" fo:widows="1" fo:text-indent="0cm" style:auto-text-indent="false" fo:padding="0cm" fo:border="none"/>
      <style:text-properties fo:font-variant="normal" fo:text-transform="none" style:use-window-font-color="true" style:font-name="Arial" fo:font-size="12pt" fo:letter-spacing="normal" fo:font-style="normal" fo:font-weight="normal" officeooo:rsid="00158921" officeooo:paragraph-rsid="00158921" style:font-size-asian="12pt" style:font-size-complex="12pt"/>
    </style:style>
    <style:style style:name="P3" style:family="paragraph" style:parent-style-name="Text_20_body">
      <style:paragraph-properties fo:margin-left="0cm" fo:margin-right="0cm" fo:margin-top="0cm" fo:margin-bottom="0cm" loext:contextual-spacing="false" style:line-height-at-least="0.423cm" fo:widows="1" fo:text-indent="0cm" style:auto-text-indent="false" fo:padding="0cm" fo:border="none"/>
      <style:text-properties fo:font-variant="normal" fo:text-transform="none" style:use-window-font-color="true" style:font-name="Arial" fo:font-size="12pt" fo:letter-spacing="normal" fo:font-style="normal" fo:font-weight="normal" officeooo:rsid="00158921" officeooo:paragraph-rsid="00344577" style:font-size-asian="12pt" style:font-size-complex="12pt"/>
    </style:style>
    <style:style style:name="P4" style:family="paragraph" style:parent-style-name="Text_20_body">
      <style:paragraph-properties fo:margin-left="0cm" fo:margin-right="0cm" fo:margin-top="0cm" fo:margin-bottom="0cm" loext:contextual-spacing="false" style:line-height-at-least="0.423cm" fo:widows="1" fo:text-indent="0cm" style:auto-text-indent="false" fo:padding="0cm" fo:border="none"/>
      <style:text-properties fo:font-variant="normal" fo:text-transform="none" style:use-window-font-color="true" style:font-name="Arial" fo:font-size="12pt" fo:letter-spacing="normal" fo:font-style="normal" fo:font-weight="normal" style:font-size-asian="12pt" style:font-size-complex="12pt"/>
    </style:style>
    <style:style style:name="P5" style:family="paragraph" style:parent-style-name="Text_20_body">
      <style:paragraph-properties fo:margin-left="0cm" fo:margin-right="0cm" fo:margin-top="0cm" fo:margin-bottom="0cm" loext:contextual-spacing="false" style:line-height-at-least="0.423cm" fo:widows="1" fo:text-indent="0cm" style:auto-text-indent="false" fo:padding="0cm" fo:border="none"/>
      <style:text-properties fo:font-variant="normal" fo:text-transform="none" style:use-window-font-color="true" style:font-name="Arial" fo:font-size="12pt" fo:letter-spacing="normal" fo:font-style="normal" fo:font-weight="normal" officeooo:paragraph-rsid="00158921" style:font-size-asian="12pt" style:font-size-complex="12pt"/>
    </style:style>
    <style:style style:name="P6" style:family="paragraph" style:parent-style-name="Text_20_body">
      <style:paragraph-properties fo:margin-left="0cm" fo:margin-right="0cm" fo:margin-top="0cm" fo:margin-bottom="0cm" loext:contextual-spacing="false" style:line-height-at-least="0.423cm" fo:widows="1" fo:text-indent="0cm" style:auto-text-indent="false" fo:padding="0cm" fo:border="none"/>
      <style:text-properties fo:font-variant="normal" fo:text-transform="none" style:use-window-font-color="true" style:font-name="Arial" fo:font-size="12pt" fo:letter-spacing="normal" fo:font-style="normal" fo:font-weight="normal" officeooo:rsid="00186e1c" officeooo:paragraph-rsid="00186e1c" style:font-size-asian="12pt" style:font-size-complex="12pt"/>
    </style:style>
    <style:style style:name="P7" style:family="paragraph" style:parent-style-name="Text_20_body">
      <style:paragraph-properties fo:margin-left="0cm" fo:margin-right="0cm" fo:margin-top="0cm" fo:margin-bottom="0cm" loext:contextual-spacing="false" style:line-height-at-least="0.423cm" fo:widows="1" fo:text-indent="0cm" style:auto-text-indent="false" fo:padding="0cm" fo:border="none"/>
      <style:text-properties fo:font-variant="normal" fo:text-transform="none" style:use-window-font-color="true" style:font-name="Arial" fo:font-size="12pt" fo:letter-spacing="normal" fo:font-style="normal" fo:font-weight="normal" officeooo:rsid="002d9916" officeooo:paragraph-rsid="002d9916" style:font-size-asian="12pt" style:font-size-complex="12pt"/>
    </style:style>
    <style:style style:name="P8" style:family="paragraph" style:parent-style-name="Text_20_body">
      <style:paragraph-properties fo:margin-left="0cm" fo:margin-right="0cm" fo:margin-top="0cm" fo:margin-bottom="0cm" loext:contextual-spacing="false" style:line-height-at-least="0.423cm" fo:widows="1" fo:text-indent="0cm" style:auto-text-indent="false" fo:padding="0cm" fo:border="none"/>
      <style:text-properties style:use-window-font-color="true" style:font-name="Arial" fo:font-size="12pt" style:font-size-asian="12pt" style:font-size-complex="12pt"/>
    </style:style>
    <style:style style:name="P9" style:family="paragraph" style:parent-style-name="Text_20_body">
      <style:paragraph-properties fo:margin-left="0cm" fo:margin-right="0cm" fo:margin-top="0cm" fo:margin-bottom="0cm" loext:contextual-spacing="false" style:line-height-at-least="0.423cm" fo:widows="1" fo:text-indent="0cm" style:auto-text-indent="false" fo:padding="0cm" fo:border="none"/>
      <style:text-properties style:use-window-font-color="true" style:font-name="Arial" fo:font-size="12pt" officeooo:paragraph-rsid="00158921" style:font-size-asian="12pt" style:font-size-complex="12pt"/>
    </style:style>
    <style:style style:name="P10" style:family="paragraph" style:parent-style-name="Text_20_body">
      <style:paragraph-properties fo:margin-left="0cm" fo:margin-right="0cm" fo:margin-top="0cm" fo:margin-bottom="0cm" loext:contextual-spacing="false" style:line-height-at-least="0.423cm" fo:widows="1" fo:text-indent="0cm" style:auto-text-indent="false" fo:padding="0cm" fo:border="none"/>
      <style:text-properties style:use-window-font-color="true" style:font-name="Arial" fo:font-size="12pt" officeooo:rsid="00158921" officeooo:paragraph-rsid="00158921" style:font-size-asian="12pt" style:font-size-complex="12pt"/>
    </style:style>
    <style:style style:name="P11" style:family="paragraph" style:parent-style-name="Text_20_body">
      <style:paragraph-properties fo:margin-left="0cm" fo:margin-right="0cm" fo:margin-top="0cm" fo:margin-bottom="0cm" loext:contextual-spacing="false" style:line-height-at-least="0.423cm" fo:widows="1" fo:text-indent="0cm" style:auto-text-indent="false" fo:padding="0cm" fo:border="none"/>
      <style:text-properties style:use-window-font-color="true" style:font-name="Arial" fo:font-size="12pt" officeooo:rsid="00158921" officeooo:paragraph-rsid="001f87e7" style:font-size-asian="12pt" style:font-size-complex="12pt"/>
    </style:style>
    <style:style style:name="P12" style:family="paragraph" style:parent-style-name="Text_20_body">
      <style:paragraph-properties fo:margin-left="0cm" fo:margin-right="0cm" fo:margin-top="0cm" fo:margin-bottom="0cm" loext:contextual-spacing="false" style:line-height-at-least="0.423cm" fo:widows="1" fo:text-indent="0cm" style:auto-text-indent="false" fo:padding="0cm" fo:border="none"/>
      <style:text-properties style:use-window-font-color="true" style:font-name="Arial" fo:font-size="12pt" officeooo:rsid="00158921" officeooo:paragraph-rsid="002c3638" style:font-size-asian="12pt" style:font-size-complex="12pt"/>
    </style:style>
    <style:style style:name="P13" style:family="paragraph" style:parent-style-name="Text_20_body">
      <style:paragraph-properties fo:margin-left="0cm" fo:margin-right="0cm" fo:margin-top="0cm" fo:margin-bottom="0cm" loext:contextual-spacing="false" style:line-height-at-least="0.423cm" fo:widows="1" fo:text-indent="0cm" style:auto-text-indent="false" fo:padding="0cm" fo:border="none"/>
      <style:text-properties style:use-window-font-color="true" style:font-name="Arial" fo:font-size="12pt" officeooo:rsid="002d7b35" officeooo:paragraph-rsid="002d7b35" style:font-size-asian="12pt" style:font-size-complex="12pt"/>
    </style:style>
    <style:style style:name="P14" style:family="paragraph" style:parent-style-name="Text_20_body">
      <style:paragraph-properties fo:margin-left="0cm" fo:margin-right="0cm" fo:margin-top="0cm" fo:margin-bottom="0cm" loext:contextual-spacing="false" style:line-height-at-least="0.423cm" fo:widows="1" fo:text-indent="0cm" style:auto-text-indent="false" fo:padding="0cm" fo:border="none"/>
      <style:text-properties style:use-window-font-color="true" style:font-name="Arial" fo:font-size="12pt" officeooo:rsid="00294c41" officeooo:paragraph-rsid="001620f9" style:font-size-asian="12pt" style:font-size-complex="12pt"/>
    </style:style>
    <style:style style:name="P15" style:family="paragraph" style:parent-style-name="Text_20_body">
      <style:paragraph-properties fo:margin-top="0cm" fo:margin-bottom="0cm" loext:contextual-spacing="false" style:line-height-at-least="0.423cm" fo:widows="1" fo:padding="0cm" fo:border="none"/>
      <style:text-properties style:font-name="Arial" officeooo:rsid="00186e1c" officeooo:paragraph-rsid="00186e1c"/>
    </style:style>
    <style:style style:name="P16" style:family="paragraph" style:parent-style-name="Text_20_body">
      <style:paragraph-properties fo:margin-top="0cm" fo:margin-bottom="0cm" loext:contextual-spacing="false" style:line-height-at-least="0.423cm" fo:widows="1" fo:padding="0cm" fo:border="none"/>
      <style:text-properties fo:font-variant="normal" fo:text-transform="none" style:use-window-font-color="true" style:font-name="Arial" fo:font-size="12pt" fo:letter-spacing="normal" fo:font-style="normal" fo:font-weight="normal" officeooo:rsid="00186e1c" officeooo:paragraph-rsid="00186e1c" style:font-size-asian="12pt" style:font-size-complex="12pt"/>
    </style:style>
    <style:style style:name="P17" style:family="paragraph" style:parent-style-name="Text_20_body">
      <style:paragraph-properties fo:margin-top="0cm" fo:margin-bottom="0cm" loext:contextual-spacing="false" style:line-height-at-least="0.423cm" fo:widows="1" fo:padding="0cm" fo:border="none"/>
      <style:text-properties fo:font-variant="normal" fo:text-transform="none" style:use-window-font-color="true" style:font-name="Arial" fo:font-size="12pt" fo:letter-spacing="normal" fo:font-style="normal" fo:font-weight="normal" officeooo:rsid="001d8155" officeooo:paragraph-rsid="001d8155" style:font-size-asian="12pt" style:font-size-complex="12pt"/>
    </style:style>
    <style:style style:name="P18" style:family="paragraph" style:parent-style-name="Text_20_body">
      <style:paragraph-properties fo:margin-top="0cm" fo:margin-bottom="0cm" loext:contextual-spacing="false"/>
      <style:text-properties style:font-name="Arial" officeooo:paragraph-rsid="0020270c"/>
    </style:style>
    <style:style style:name="P19" style:family="paragraph" style:parent-style-name="Text_20_body">
      <style:paragraph-properties fo:margin-top="0cm" fo:margin-bottom="0cm" loext:contextual-spacing="false"/>
      <style:text-properties style:font-name="Arial" officeooo:rsid="0011c9ef" officeooo:paragraph-rsid="001be7ab"/>
    </style:style>
    <style:style style:name="P20" style:family="paragraph" style:parent-style-name="Text_20_body">
      <style:paragraph-properties fo:margin-top="0cm" fo:margin-bottom="0cm" loext:contextual-spacing="false"/>
      <style:text-properties style:font-name="Arial" officeooo:rsid="0011c9ef" officeooo:paragraph-rsid="0020270c"/>
    </style:style>
    <style:style style:name="P21" style:family="paragraph" style:parent-style-name="Text_20_body">
      <style:paragraph-properties fo:margin-top="0cm" fo:margin-bottom="0cm" loext:contextual-spacing="false"/>
      <style:text-properties style:font-name="Arial" officeooo:rsid="0020270c" officeooo:paragraph-rsid="0020270c"/>
    </style:style>
    <style:style style:name="P22" style:family="paragraph" style:parent-style-name="Text_20_body">
      <style:paragraph-properties fo:margin-top="0cm" fo:margin-bottom="0cm" loext:contextual-spacing="false"/>
      <style:text-properties style:font-name="Arial" officeooo:rsid="0020270c" officeooo:paragraph-rsid="001be7ab"/>
    </style:style>
    <style:style style:name="P23" style:family="paragraph" style:parent-style-name="Text_20_body">
      <style:paragraph-properties fo:margin-top="0cm" fo:margin-bottom="0cm" loext:contextual-spacing="false"/>
      <style:text-properties style:font-name="Arial" officeooo:rsid="0021acb8" officeooo:paragraph-rsid="0021acb8"/>
    </style:style>
    <style:style style:name="P24" style:family="paragraph" style:parent-style-name="Text_20_body">
      <style:paragraph-properties fo:margin-top="0cm" fo:margin-bottom="0cm" loext:contextual-spacing="false"/>
      <style:text-properties style:font-name="Arial" officeooo:rsid="0021ee96" officeooo:paragraph-rsid="0021ee96"/>
    </style:style>
    <style:style style:name="P25" style:family="paragraph" style:parent-style-name="Text_20_body">
      <style:paragraph-properties fo:margin-top="0cm" fo:margin-bottom="0cm" loext:contextual-spacing="false"/>
      <style:text-properties style:font-name="Arial" officeooo:rsid="0026e9bd" officeooo:paragraph-rsid="0026e9bd"/>
    </style:style>
    <style:style style:name="P26" style:family="paragraph" style:parent-style-name="Text_20_body">
      <style:paragraph-properties fo:margin-top="0cm" fo:margin-bottom="0cm" loext:contextual-spacing="false"/>
      <style:text-properties style:font-name="Arial" officeooo:rsid="00285f2b" officeooo:paragraph-rsid="00285f2b"/>
    </style:style>
    <style:style style:name="P27" style:family="paragraph" style:parent-style-name="Text_20_body">
      <style:paragraph-properties fo:margin-left="2.501cm" fo:margin-right="0cm" fo:margin-top="0cm" fo:margin-bottom="0cm" loext:contextual-spacing="false" style:line-height-at-least="0.423cm" fo:widows="1" fo:text-indent="0cm" style:auto-text-indent="false" fo:break-before="page" fo:padding="0cm" fo:border="none"/>
      <style:text-properties fo:font-variant="normal" fo:text-transform="none" style:use-window-font-color="true" style:font-name="Arial" fo:font-size="12pt" fo:letter-spacing="normal" fo:font-style="normal" fo:font-weight="normal" style:font-size-asian="12pt" style:font-size-complex="12pt"/>
    </style:style>
    <style:style style:name="P28" style:family="paragraph" style:parent-style-name="Text_20_body">
      <style:paragraph-properties fo:margin-left="2.501cm" fo:margin-right="0cm" fo:margin-top="0cm" fo:margin-bottom="0cm" loext:contextual-spacing="false" style:line-height-at-least="0.423cm" fo:widows="1" fo:text-indent="0cm" style:auto-text-indent="false" fo:padding="0cm" fo:border="none"/>
      <style:text-properties fo:font-variant="normal" fo:text-transform="none" style:use-window-font-color="true" style:font-name="Arial" fo:font-size="12pt" fo:letter-spacing="normal" fo:font-style="normal" fo:font-weight="normal" style:font-size-asian="12pt" style:font-size-complex="12pt"/>
    </style:style>
    <style:style style:name="P29" style:family="paragraph" style:parent-style-name="Text_20_body">
      <style:paragraph-properties fo:margin-left="2.501cm" fo:margin-right="0cm" fo:margin-top="0cm" fo:margin-bottom="0cm" loext:contextual-spacing="false" style:line-height-at-least="0.423cm" fo:widows="1" fo:text-indent="0cm" style:auto-text-indent="false" fo:padding="0cm" fo:border="none"/>
      <style:text-properties fo:font-variant="normal" fo:text-transform="none" style:use-window-font-color="true" style:font-name="Arial" fo:font-size="12pt" fo:letter-spacing="normal" fo:font-style="normal" fo:font-weight="normal" officeooo:rsid="0017231a" officeooo:paragraph-rsid="0017231a" style:font-size-asian="12pt" style:font-size-complex="12pt"/>
    </style:style>
    <style:style style:name="P30" style:family="paragraph" style:parent-style-name="Text_20_body" style:list-style-name="L1">
      <style:paragraph-properties fo:margin-top="0cm" fo:margin-bottom="0cm" loext:contextual-spacing="false" style:line-height-at-least="0.423cm" fo:widows="1" fo:padding="0cm" fo:border="none"/>
      <style:text-properties fo:font-variant="normal" fo:text-transform="none" style:use-window-font-color="true" style:font-name="Arial" fo:font-size="12pt" fo:letter-spacing="normal" fo:font-style="normal" fo:font-weight="normal" officeooo:rsid="00186e1c" officeooo:paragraph-rsid="00186e1c" style:font-size-asian="12pt" style:font-size-complex="12pt"/>
    </style:style>
    <style:style style:name="P31" style:family="paragraph" style:parent-style-name="Text_20_body" style:list-style-name="L2">
      <style:paragraph-properties fo:margin-top="0cm" fo:margin-bottom="0cm" loext:contextual-spacing="false" style:line-height-at-least="0.423cm" fo:widows="1" fo:padding="0cm" fo:border="none"/>
      <style:text-properties fo:font-variant="normal" fo:text-transform="none" style:use-window-font-color="true" style:font-name="Arial" fo:font-size="12pt" fo:letter-spacing="normal" fo:font-style="normal" fo:font-weight="normal" officeooo:rsid="00186e1c" officeooo:paragraph-rsid="00186e1c" style:font-size-asian="12pt" style:font-size-complex="12pt"/>
    </style:style>
    <style:style style:name="P32" style:family="paragraph" style:parent-style-name="Text_20_body" style:list-style-name="L3">
      <style:paragraph-properties fo:margin-top="0cm" fo:margin-bottom="0cm" loext:contextual-spacing="false" style:line-height-at-least="0.423cm" fo:widows="1" fo:padding="0cm" fo:border="none"/>
      <style:text-properties fo:font-variant="normal" fo:text-transform="none" style:use-window-font-color="true" style:font-name="Arial" fo:font-size="12pt" fo:letter-spacing="normal" fo:font-style="normal" fo:font-weight="normal" officeooo:rsid="00186e1c" officeooo:paragraph-rsid="00186e1c" style:font-size-asian="12pt" style:font-size-complex="12pt"/>
    </style:style>
    <style:style style:name="P33" style:family="paragraph" style:parent-style-name="Text_20_body" style:list-style-name="L2">
      <style:paragraph-properties fo:margin-top="0cm" fo:margin-bottom="0cm" loext:contextual-spacing="false" style:line-height-at-least="0.423cm" fo:widows="1" fo:padding="0cm" fo:border="none"/>
      <style:text-properties fo:font-variant="normal" fo:text-transform="none" style:use-window-font-color="true" style:font-name="Arial" fo:font-size="12pt" fo:letter-spacing="normal" fo:font-style="normal" fo:font-weight="normal" officeooo:rsid="00187345" officeooo:paragraph-rsid="00187345" style:font-size-asian="12pt" style:font-size-complex="12pt"/>
    </style:style>
    <style:style style:name="P34" style:family="paragraph" style:parent-style-name="Text_20_body" style:list-style-name="L2">
      <style:paragraph-properties fo:margin-top="0cm" fo:margin-bottom="0cm" loext:contextual-spacing="false" style:line-height-at-least="0.423cm" fo:widows="1" fo:padding="0cm" fo:border="none"/>
      <style:text-properties fo:font-variant="normal" fo:text-transform="none" style:use-window-font-color="true" style:font-name="Arial" fo:font-size="12pt" fo:letter-spacing="normal" fo:font-style="normal" fo:font-weight="normal" officeooo:rsid="0026bd5e" officeooo:paragraph-rsid="0026bd5e" style:font-size-asian="12pt" style:font-size-complex="12pt"/>
    </style:style>
    <style:style style:name="P35" style:family="paragraph" style:parent-style-name="Text_20_body" style:list-style-name="L4">
      <style:paragraph-properties fo:margin-top="0cm" fo:margin-bottom="0cm" loext:contextual-spacing="false" style:line-height-at-least="0.423cm" fo:widows="1" fo:padding="0cm" fo:border="none"/>
      <style:text-properties fo:font-variant="normal" fo:text-transform="none" style:use-window-font-color="true" style:font-name="Arial" fo:font-size="12pt" fo:letter-spacing="normal" fo:font-style="normal" fo:font-weight="normal" officeooo:rsid="001d8155" officeooo:paragraph-rsid="001d8155" style:font-size-asian="12pt" style:font-size-complex="12pt"/>
    </style:style>
    <style:style style:name="P36" style:family="paragraph" style:parent-style-name="Text_20_body" style:list-style-name="L2">
      <style:paragraph-properties fo:margin-top="0cm" fo:margin-bottom="0cm" loext:contextual-spacing="false" style:line-height-at-least="0.423cm" fo:widows="1" fo:padding="0cm" fo:border="none"/>
      <style:text-properties style:font-name="Arial" officeooo:rsid="00186e1c" officeooo:paragraph-rsid="00186e1c"/>
    </style:style>
    <style:style style:name="P37" style:family="paragraph" style:parent-style-name="Text_20_body" style:list-style-name="L2">
      <style:paragraph-properties fo:margin-top="0cm" fo:margin-bottom="0cm" loext:contextual-spacing="false" style:line-height-at-least="0.423cm" fo:widows="1" fo:padding="0cm" fo:border="none"/>
      <style:text-properties style:font-name="Arial" officeooo:rsid="00187345" officeooo:paragraph-rsid="00187345"/>
    </style:style>
    <style:style style:name="P38" style:family="paragraph" style:parent-style-name="Text_20_body">
      <style:paragraph-properties fo:margin-left="0cm" fo:margin-right="0cm" fo:margin-top="0cm" fo:margin-bottom="0cm" loext:contextual-spacing="false" style:line-height-at-least="0.423cm" fo:widows="1" fo:text-indent="0cm" style:auto-text-indent="false" fo:padding="0cm" fo:border="none"/>
      <style:text-properties fo:font-variant="normal" fo:text-transform="none" style:use-window-font-color="true" style:font-name="Arial" fo:font-size="12pt" fo:letter-spacing="normal" fo:font-style="normal" fo:font-weight="normal" officeooo:rsid="001d8155" officeooo:paragraph-rsid="00186e1c" style:font-size-asian="12pt" style:font-size-complex="12pt"/>
    </style:style>
    <style:style style:name="P39" style:family="paragraph" style:parent-style-name="Heading_20_1">
      <style:paragraph-properties fo:margin-top="0cm" fo:margin-bottom="0cm" loext:contextual-spacing="false" fo:text-align="center" style:justify-single-word="false"/>
      <style:text-properties style:font-name="Arial"/>
    </style:style>
    <style:style style:name="T1" style:family="text">
      <style:text-properties fo:font-variant="normal" fo:text-transform="none" style:use-window-font-color="true" fo:font-size="12pt" fo:letter-spacing="normal" fo:font-style="normal" fo:font-weight="normal" style:font-size-asian="12pt" style:font-size-complex="12pt"/>
    </style:style>
    <style:style style:name="T2" style:family="text">
      <style:text-properties fo:font-variant="normal" fo:text-transform="none" style:use-window-font-color="true" fo:font-size="12pt" fo:letter-spacing="normal" fo:font-style="normal" fo:font-weight="normal" officeooo:rsid="00187345" style:font-size-asian="12pt" style:font-size-complex="12pt"/>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officeooo:rsid="0025d326"/>
    </style:style>
    <style:style style:name="T5" style:family="text">
      <style:text-properties fo:font-variant="normal" fo:text-transform="none" fo:letter-spacing="normal" fo:font-style="normal" fo:font-weight="normal" officeooo:rsid="002d7b35"/>
    </style:style>
    <style:style style:name="T6" style:family="text">
      <style:text-properties officeooo:rsid="00158921"/>
    </style:style>
    <style:style style:name="T7" style:family="text">
      <style:text-properties officeooo:rsid="0016c5ec"/>
    </style:style>
    <style:style style:name="T8" style:family="text">
      <style:text-properties officeooo:rsid="00186e1c"/>
    </style:style>
    <style:style style:name="T9" style:family="text">
      <style:text-properties officeooo:rsid="001a4700"/>
    </style:style>
    <style:style style:name="T10" style:family="text">
      <style:text-properties officeooo:rsid="0011c9ef"/>
    </style:style>
    <style:style style:name="T11" style:family="text">
      <style:text-properties officeooo:rsid="001dcbcd"/>
    </style:style>
    <style:style style:name="T12" style:family="text">
      <style:text-properties officeooo:rsid="001f87e7"/>
    </style:style>
    <style:style style:name="T13" style:family="text">
      <style:text-properties officeooo:rsid="0021acb8"/>
    </style:style>
    <style:style style:name="T14" style:family="text">
      <style:text-properties officeooo:rsid="0022542f"/>
    </style:style>
    <style:style style:name="T15" style:family="text">
      <style:text-properties officeooo:rsid="0022e2fe"/>
    </style:style>
    <style:style style:name="T16" style:family="text">
      <style:text-properties officeooo:rsid="0026e9bd"/>
    </style:style>
    <style:style style:name="T17" style:family="text">
      <style:text-properties officeooo:rsid="00285f2b"/>
    </style:style>
    <style:style style:name="T18" style:family="text">
      <style:text-properties officeooo:rsid="002c3638"/>
    </style:style>
    <style:style style:name="T19" style:family="text">
      <style:text-properties officeooo:rsid="002d7b35"/>
    </style:style>
    <style:style style:name="T20" style:family="text">
      <style:text-properties officeooo:rsid="002f2358"/>
    </style:style>
    <style:style style:name="T21" style:family="text">
      <style:text-properties officeooo:rsid="002fdb4e"/>
    </style:style>
    <style:style style:name="T22" style:family="text">
      <style:text-properties officeooo:rsid="00308e0c"/>
    </style:style>
    <style:style style:name="T23" style:family="text">
      <style:text-properties officeooo:rsid="0031a709"/>
    </style:style>
    <style:style style:name="T24" style:family="text">
      <style:text-properties officeooo:rsid="0034457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UFO-<text:span text:style-name="T9">Mixtur</text:span></text:h>
      <text:p text:style-name="P1">U<text:span text:style-name="T7">ltrakurzlebiges</text:span> Flugobjekt</text:p>
      <text:p text:style-name="P4"/>
      <text:p text:style-name="P4"/>
      <text:p text:style-name="P22">Ich glaube da braucht dringend jemand eure Hilfe! Berührt den verrückten Wissenschaftler er wird Euch sagen, wie ihr ihm helfen könnt.</text:p>
      <text:p text:style-name="P18"/>
      <text:p text:style-name="P18">Hilfe, liebe Kinder, </text:p>
      <text:p text:style-name="P18">Ich h<text:span text:style-name="T10">abe meine UFO-Mixtur verloren. Irgendwo muss ich doch das Rezept hingelegt haben. Ich war auf dem Weg, die Welt zu einem so viel schöneren und besseren Ort zu machen. </text:span></text:p>
      <text:p text:style-name="P20">Naja, vielleicht habe ich auf dem Weg auch etwas verloren.</text:p>
      <text:p text:style-name="P19">O nein, die Zutaten sind ja auch weg.</text:p>
      <text:p text:style-name="P19">Ihr müsst mir helfen. Ich war auf jeden Fall in den Werrewiesen.</text:p>
      <text:p text:style-name="P21">Verlasst das Haus und geht Richtung Marktkauf auf die große Brücke. </text:p>
      <text:p text:style-name="P21">Aber Achtung, an den <text:span text:style-name="T15">Straßen</text:span> müsst ihr unbedingt zusammen bleiben und langsam gehen. Erst wenn ihr auf der Brücke seid, dürft ihr mehr Tempo geben. Ist das klar?</text:p>
      <text:p text:style-name="P21">Wenn ihr auf der großen Brücke seid und die Eisenbahnschienen überquert habt, schaut Euch nach einem weißen Stromkasten <text:span text:style-name="T22">mit türkiser Schrift </text:span>um. <text:span text:style-name="T13">Mensch wenn ich noch wüsste, was da passiert ist.</text:span></text:p>
      <text:p text:style-name="P21"/>
      <text:p text:style-name="P25">Ihr müsst zuerst alle Zutaten und Hilfsmittel finden, bevor ihr die UFO-Mixtur anrühren könnt.</text:p>
      <text:p text:style-name="P21"/>
      <text:p text:style-name="P23">Weiter geht‘s, rechts runter. Nun müsste ein rot-weißer Durchgang kommen, aber Achtung bis dahin können noch Autos fahren. An dem Durchgang könnte mir auch was verloren gegangen sein.</text:p>
      <text:p text:style-name="P19"/>
      <text:p text:style-name="P24">Wunderbar. Ich brauchte das letzte mal hier erst mal eine Rast. Immer gerade aus und Ausschau nach einer Bank halten.</text:p>
      <text:p text:style-name="P24"/>
      <text:p text:style-name="P24">So hier gibt es erst mal was zu Essen. Oder habt ihr keinen Hunger und Durst?</text:p>
      <text:p text:style-name="P24"/>
      <text:p text:style-name="P24">Wenn ihr Euch nun gestärkt habt, können wir ja weiter. Uns fehlt noch so einiges für unsere UFO-Mixtur.</text:p>
      <text:p text:style-name="P24">Folgt weiter dem großen Weg <text:span text:style-name="T14">Sucht das Schild, dass ihr hier neben mir auf Eurem Zettel seht. Und biegt rechts ab. Und nun achtet auf den Boden. Wenn der Weg nicht mehr asphaltiert ist. Wenn der Schotterweg beginnt, dann müsst ihr genau dort anhalten. Nun müsst ihr 144 Schritte den Weg entlang gehen und dann auf der Rechten Seite einen hohlen Baum finden.</text:span></text:p>
      <text:p text:style-name="P24"/>
      <text:p text:style-name="P25">Zurück auf dem Weg folgt ihm weiter bis er endet. Rechts oben an der Ecke findet ihr ein sogen<text:span text:style-name="T17">an</text:span>ntes Schlämperohr und hoffentlich auch noch etwas anderes.</text:p>
      <text:p text:style-name="P25"/>
      <text:p text:style-name="P26"><text:soft-page-break/>Super. Nun folgt ihr dem Weg der nach rechts abbiegt durch die Wiesen. Wenn der Weg sich gabelt bleibt auf dem linken Weg immer am Fluß entlang. Sucht dann auf der rechten seite einen umgestürzten Baum.</text:p>
      <text:p text:style-name="P26"/>
      <text:p text:style-name="P26"/>
      <text:p text:style-name="P26">Folgt dem Weg am Fluß entlang bis zum letzten alleinstehenden Baum auf der rechten Seite. <text:span text:style-name="T23">Irgendwas war da.</text:span></text:p>
      <text:p text:style-name="P26"/>
      <text:p text:style-name="P26">Wunderbar, jetzt haben wir denke ich alle Zutaten für die UFO-Mixtur zusammen. Jetzt müsst ihr schnell zurück ins Labor im Gemeindegarten.</text:p>
      <text:p text:style-name="P26">Wenn ihr alle Schritte im Rezept genau beachtet und umsetzt können wir gemeinsam die Welt zu einem schöneren Ort machen. </text:p>
      <text:p text:style-name="P19"/>
      <text:p text:style-name="P4"/>
      <text:p text:style-name="P4"/>
      <text:p text:style-name="P7">Das ist stinknormales Wasser</text:p>
      <text:p text:style-name="P7"/>
      <text:p text:style-name="P7">Dieses Pulver schmeckt etwas süß. Ich denke es ist Zucker.</text:p>
      <text:p text:style-name="P7"/>
      <text:p text:style-name="P7">Das ist Glyzerin. Für alle die genau wissen wollen, das ist ein Zuckeralkohol. Also bloß nicht probieren.</text:p>
      <text:p text:style-name="P7"/>
      <text:p text:style-name="P7">Oh, das ist bestimmt Schneckenschleim, so wie das glibbert. Naja, vielleicht ist es auch Neutralseife. Pastös, pastös, sage ich da nur.</text:p>
      <text:p text:style-name="P7"/>
      <text:p text:style-name="P7"/>
      <text:p text:style-name="P27"><text:span text:style-name="T8">4</text:span>,5 l Wasser<text:line-break/><text:span text:style-name="T8">37</text:span>5 g Zucker<text:line-break/><text:span text:style-name="T8">6</text:span>0 ml Glyzerin<text:line-break/><text:span text:style-name="T8">7</text:span>50 ml pastöse Neutralseife</text:p>
      <text:p text:style-name="P28"/>
      <text:p text:style-name="P29">Rezept</text:p>
      <text:p text:style-name="P29"/>
      <text:p text:style-name="P28">Schüssel, Schneebesen, Kochtopf und einen Herd, <text:span text:style-name="T6">Schnur, Stöcker</text:span></text:p>
      <text:p text:style-name="P8"/>
      <text:p text:style-name="P8"/>
      <text:p text:style-name="P14">Herzlich willkommen in meinem Labor. Es geht also los. Haltet Euch genau an die Anweisungen, sonst fliegt Euch möglicherweise die Mixtur um die Ohren. Und glaubt mir, dass ist nicht witzig. Also immer bis zum Ende die Anweisung anhören und immer erst beginnen, wenn ihr verstanden habt, was ihr tun sollt.</text:p>
      <text:p text:style-name="P8"/>
      <text:p text:style-name="P12"><text:span text:style-name="T3">Schüttet </text:span><text:span text:style-name="T4">ein großes Glas</text:span><text:span text:style-name="T3"> Wasser in einen Topf und stellt ihn auf den Kocher. Zündet die Flamme mit Hilfe eines Erwachsenen an. </text:span><text:span text:style-name="T5">Dann beginnt mit dem roten Pfeil.</text:span></text:p>
      <text:p text:style-name="P12"/>
      <text:p text:style-name="P11"><text:span text:style-name="T12">S</text:span>chüttet <text:span text:style-name="T12">nun </text:span>den Zucker <text:span text:style-name="T19">in das Warme Wasser.</text:span></text:p>
      <text:p text:style-name="P10">Rührt genau 5 mal im Uhrzeigersinn, <text:span text:style-name="T11">d.h. wie die Zeiger der Uhr sich drehen,</text:span> und dann 5 mal in die andere Richtung. Es ist wichtig, genau mitzuzählen. Danach zählt zusammen bis 30. Das Wasser darf dabei nicht bewegt werden. Könnt ihr den Zucker noch sehen? Wenn ja: Rührt noch einmal genau 5 mal im Uhrzeigersinn und dann 5 mal in die andere Richtung. Es ist wichtig, genau mitzuzählen. Danach zählt wieder zusammen bis 30. Das Wasser darf dabei nicht bewegt werden. Könnt ihr den Zucker noch sehen? Wenn <text:span text:style-name="T16">das Gemisch klar ist</text:span>, habt ihr den ersten Schritt zu eurer UFO-<text:span text:style-name="T12">Mixtur</text:span> erfolgreich absolviert! <text:span text:style-name="T16">Und es geht weiter mit der grünen Anleitung.</text:span></text:p>
      <text:p text:style-name="P10"/>
      <text:p text:style-name="P10">Schüttet <text:span text:style-name="T19">das andere Glas</text:span> Wasser in eine Schüssel und mischt 250 g Neutralseife dazu.</text:p>
      <text:p text:style-name="P10">Nehmt den Schneebesen und rührt im Zeitlupentempo, also gaaaanz langsam, in Form einer 8 durch die Schüssel bis sich die Seife und das Wasser gut vermischt haben. Aber Achtung: Es darf nicht so viel Schaum entstehen!! <text:span text:style-name="T18">Danach wählt das Gelbe.</text:span></text:p>
      <text:p text:style-name="P5"/>
      <text:p text:style-name="P12">Die Zuckermischung und die Seifenmischung müssen jetzt in der Schüssel vermischt werden. Dafür schüttet ein Forscher die Zuckermischung zur Seifenmischung, während die anderen Forscher sich an den Händen fassen – die Lösungen und der eine Forscher stehen in der Mitte – und um den Forscher mit den Lösungen herumtanzen. Dadurch wird eure UFO--<text:span text:style-name="T12">Mixtur</text:span> noch besser!</text:p>
      <text:p text:style-name="P10">Ein anderer Forscher darf nun noch das Glycerin dazugeben und langsam unterrühren.</text:p>
      <text:p text:style-name="P13">Wenn ihr fertig seid folgt der blaue Pfeil.</text:p>
      <text:p text:style-name="P9"/>
      <text:p text:style-name="P2">Jetzt seid ihr fast am Ziel. Holt einen großen Eimer und schüttet zu eurer Mischung noch 1 Liter Wasser. Rührt noch einmal jeder mit einem großen Löffel um, bis sich alles gut vermischt hat und lasst eure UFO-Lösung bis zum nächsten Tag stehen. Dann könnt ihr damit wunderbare Riesen-UFOs machen.</text:p>
      <text:p text:style-name="P2">Ihr wisst nicht, was Riesen-UFOs sind?</text:p>
      <text:p text:style-name="P2">Und ihr könnt euch nicht bis morgen gedulden?</text:p>
      <text:p text:style-name="P10"><text:span text:style-name="T3">Deshalb habe ich schon etwas für euch vorbereitet. Schaut mal … nach, da findet ihr UFO-</text:span><text:span text:style-name="T5">Mixtur</text:span><text:span text:style-name="T3"> von gestern, die also schon fix und fertig zum Testen ist.</text:span></text:p>
      <text:p text:style-name="P10">Jetzt fehlt euch nur noch das Werkzeug: <text:span text:style-name="T19">Wenn ihr die Mixtur gefunden habt, klickt noch auf die lilane Anleitung.</text:span></text:p>
      <text:p text:style-name="P10"/>
      <text:p text:style-name="P10"><text:soft-page-break/>Nehmt euch jeder 2 von den Stäben, <text:span text:style-name="T20">jeweils mit der gleichen Farbe</text:span>, die ihr auf eurer Expedition gefunden habt und <text:span text:style-name="T20">eine </text:span>Schnur. Knotet die losen Enden <text:span text:style-name="T20">oben </text:span>an die Stäbe. Schon ist eure Forscherangel fertig!</text:p>
      <text:p text:style-name="P3">Nehmt nun also eure Forscherangeln zur Hand, taucht sie so tief in die UFO-<text:span text:style-name="T20">Mixtur</text:span>, dass das ganze Band mit Seife bedeckt ist, zieht beide Stäbe auseinander und probiert einmal Riesen-UFOs zu machen. <text:span text:style-name="T24">Unsere UFOs sind übrigens Ultrakurzlebige Flugobjekte. Wusstet ihr schon längst oder?</text:span></text:p>
      <text:p text:style-name="P3"><text:span text:style-name="T21">Auf geht‘s. Wir haben es geschafft. Lass uns die Welt zu einem schöneren Ort machen.</text:span> Viel Spaß! </text:p>
      <text:p text:style-name="P2"/>
      <text:p text:style-name="P2"/>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 Reischuck</meta:initial-creator>
    <meta:creation-date>2016-07-13T16:48:36.918681574</meta:creation-date>
    <dc:date>2016-07-31T16:26:52.543163057</dc:date>
    <dc:creator>Micha Reischuck</dc:creator>
    <meta:editing-duration>P1DT2H33M27S</meta:editing-duration>
    <meta:editing-cycles>33</meta:editing-cycles>
    <meta:generator>LibreOffice/5.1.4.2$Linux_X86_64 LibreOffice_project/10m0$Build-2</meta:generator>
    <meta:document-statistic meta:table-count="0" meta:image-count="0" meta:object-count="0" meta:page-count="4" meta:paragraph-count="46" meta:word-count="1041" meta:character-count="6254" meta:non-whitespace-character-count="5253"/>
  </office:meta>
</office:document-meta>
</file>